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A0000022E458635F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6.54mm" svg:y="136.35mm" svg:width="180.43mm" svg:height="147.6mm" draw:z-index="0"><draw:image xlink:href="Pictures/10000000000002AA0000022E458635FF.png" xlink:type="simple" xlink:show="embed" xlink:actuate="onLoad" draw:mime-type="image/png"/></draw:frame><draw:frame draw:style-name="fr1" draw:name="Image1" text:anchor-type="char" svg:x="6.54mm" svg:y="-1.27mm" svg:width="180.43mm" svg:height="147.6mm" draw:z-index="1"><draw:image xlink:href="Pictures/10000000000002AA0000022E458635FF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6.74mm" fo:margin-bottom="6.17mm" fo:margin-left="8.18mm" fo:margin-right="8.33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20:39:26.043656137</meta:creation-date>
    <dc:date>2024-08-31T11:01:53.725722502</dc:date>
    <meta:editing-duration>PT13M45S</meta:editing-duration>
    <meta:editing-cycles>4</meta:editing-cycles>
    <meta:generator>LibreOffice/24.2.4.2$Linux_X86_64 LibreOffice_project/42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